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0C000002801F1DEDA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P4" style:family="paragraph" style:parent-style-name="Heading_20_4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4">Eventi (RF_H_12)</text:h>
      <text:list xml:id="list37388862" text:style-name="L1">
        <text:list-header>
          <text:p text:style-name="P2"/>
          <text:p text:style-name="P3">Gestione degli eventi e interazione con essi</text:p>
        </text:list-header>
      </text:list>
      <text:p text:style-name="P1"><draw:frame draw:style-name="fr1" draw:name="immagini1" text:anchor-type="paragraph" svg:width="17cm" svg:height="15.921cm" draw:z-index="0"><draw:image xlink:href="Pictures/100000000000030C000002801F1DEDA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23:06:14.76</meta:creation-date>
    <dc:date>2012-11-24T17:26:14.16</dc:date>
    <meta:editing-duration>P0D</meta:editing-duration>
    <meta:editing-cycles>4</meta:editing-cycles>
    <meta:generator>LibreOffice/3.6$Windows_x86 LibreOffice_project/da8c1e6-fd468f4-454e206-f42a4a9-143cfd</meta:generator>
    <meta:document-statistic meta:table-count="0" meta:image-count="1" meta:object-count="0" meta:page-count="1" meta:paragraph-count="2" meta:word-count="10" meta:character-count="61" meta:non-whitespace-character-count="54"/>
  </office:meta>
</office:document-meta>
</file>